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0.4016in"/>
    </style:style>
    <style:style style:name="co5" style:family="table-column">
      <style:table-column-properties fo:break-before="auto" style:column-width="3.3772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5807in"/>
    </style:style>
    <style:style style:name="co9" style:family="table-column">
      <style:table-column-properties fo:break-before="auto" style:column-width="0.6693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6.745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2764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bf00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afd095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afd095"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afd095" style:vertical-align="top"/>
      <style:text-properties fo:font-size="8pt" style:font-size-asian="8pt" style:font-size-complex="8pt"/>
    </style:style>
    <style:style style:name="ce28" style:family="table-cell" style:parent-style-name="Default" style:data-style-name="N104">
      <style:table-cell-properties style:vertical-align="top"/>
      <style:text-properties fo:font-size="8pt" style:font-size-asian="8pt" style:font-size-complex="8pt"/>
    </style:style>
    <style:style style:name="ce12" style:family="table-cell" style:parent-style-name="Default" style:data-style-name="N104">
      <style:table-cell-properties fo:background-color="#afd095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afd095" fo:wrap-option="wrap" style:vertical-align="top"/>
      <style:text-properties fo:font-size="6pt" style:font-size-asian="6pt" style:font-size-complex="6pt"/>
    </style:style>
    <style:style style:name="ce32" style:family="table-cell" style:parent-style-name="Default">
      <style:text-properties fo:font-size="6pt" style:font-size-asian="6pt" style:font-size-complex="6pt"/>
    </style:style>
    <style:style style:name="ce33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5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5"/>
        <table:table-column table:style-name="co10" table:default-cell-style-name="ce30"/>
        <table:table-column table:style-name="co11" table:default-cell-style-name="ce7"/>
        <table:table-column table:style-name="co12" table:number-columns-repeated="1011" table:default-cell-style-name="ce7"/>
        <table:table-row table:style-name="ro1" table:number-rows-repeated="3"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Work Cell 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table-cell table:style-name="ce18"/>
          <table:table-cell table:style-name="ce21" office:value-type="string" calcext:value-type="string">
            <text:p>Name</text:p>
          </table:table-cell>
          <table:table-cell table:style-name="ce18" office:value-type="string" calcext:value-type="string">
            <text:p>Status</text:p>
          </table:table-cell>
          <table:table-cell table:style-name="ce21" office:value-type="string" calcext:value-type="string">
            <text:p>Description</text:p>
          </table:table-cell>
          <table:table-cell table:style-name="ce27" office:value-type="string" calcext:value-type="string">
            <text:p>Quant.</text:p>
          </table:table-cell>
          <table:table-cell table:style-name="ce27" office:value-type="string" calcext:value-type="string">
            <text:p>Unit Price</text:p>
          </table:table-cell>
          <table:table-cell table:style-name="ce27" office:value-type="string" calcext:value-type="string">
            <text:p>Price</text:p>
          </table:table-cell>
          <table:table-cell table:style-name="ce21" office:value-type="string" calcext:value-type="string">
            <text:p>Merchant</text:p>
          </table:table-cell>
          <table:table-cell table:style-name="ce31" office:value-type="string" calcext:value-type="string">
            <text:p>P#</text:p>
          </table:table-cell>
          <table:table-cell table:style-name="ce27" office:value-type="string" calcext:value-type="string">
            <text:p>Link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General</text:p>
          </table:table-cell>
          <table:covered-table-cell/>
          <table:covered-table-cell table:style-name="ce3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Camera Mount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S11 Camera Mount Desk Stand with Auxiliary Holding Arm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50" calcext:value-type="currency">
            <text:p>$50.00</text:p>
          </table:table-cell>
          <table:table-cell table:style-name="ce28" table:formula="of:=[.G7]*[.F7]" office:value-type="currency" office:currency="USD" office:value="100" calcext:value-type="currency">
            <text:p>$100.00</text:p>
          </table:table-cell>
          <table:table-cell office:value-type="string" calcext:value-type="string">
            <text:p>Amazon</text:p>
          </table:table-cell>
          <table:table-cell/>
          <table:table-cell table:style-name="ce33" office:value-type="string" calcext:value-type="string">
            <text:p><text:span text:style-name="T1"><text:a xlink:href="https://www.amazon.com/dp/B09D7FRW5T?ref=ppx_yo2ov_dt_b_product_details&amp;th=1" xlink:type="simple">https://www.amazon.com/dp/B09D7FRW5T?ref=ppx_yo2ov_dt_b_product_details&amp;th=1</text:a></text:span><text:span text:style-name="T1"> </text:span>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8" office:value-type="string" calcext:value-type="string">
            <text:p>USB Hub 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SABRENT 10-Port 60W USB 3.0 Hub with Individual Power Switches and LEDs Includes 60W 12V/5A Power Adapter (HB-BU10)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60" calcext:value-type="currency">
            <text:p>$60.00</text:p>
          </table:table-cell>
          <table:table-cell table:style-name="ce28" table:formula="of:=[.G8]*[.F8]" office:value-type="currency" office:currency="USD" office:value="60" calcext:value-type="currency">
            <text:p>$6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 <text:a xlink:href="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" xlink:type="simple">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Cable Ties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Rustark 50Pcs 2 Sizes Adjustable Self-Adhesive Nylon Cable Straps Cable Ties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1" calcext:value-type="currency">
            <text:p>$11.00</text:p>
          </table:table-cell>
          <table:table-cell table:style-name="ce28" table:formula="of:=[.G9]*[.F9]" office:value-type="currency" office:currency="USD" office:value="11" calcext:value-type="currency">
            <text:p>$11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Rustark-Adjustable-Self-Adhesive-Straps-management/dp/B071RGCJLT/ref=sr_1_21?keywords=cable+management&amp;qid=1670536753&amp;sprefix=cable+%2Caps%2C136&amp;sr=8-21" xlink:type="simple">https://www.amazon.com/Rustark-Adjustable-Self-Adhesive-Straps-management/dp/B071RGCJLT/ref=sr_1_21?keywords=cable+management&amp;qid=1670536753&amp;sprefix=cable+%2Caps%2C136&amp;sr=8-2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USB C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B C to USB C 3.1 Gen 2 Cable 10ft, Fasgear 10Gbps 100W(20V/5A)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18" calcext:value-type="currency">
            <text:p>$18.00</text:p>
          </table:table-cell>
          <table:table-cell table:style-name="ce28" table:formula="of:=[.G10]*[.F10]" office:value-type="currency" office:currency="USD" office:value="36" calcext:value-type="currency">
            <text:p>$36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Fasgear-Delivery-Emarker-Compatible-Displays/dp/B08FY28Z8F/ref=sr_1_1?crid=S08VACFPUXJ2&amp;keywords=usb%2Btype%2Bc%2B3.1%2Bgen%2B2%2Bcable%2B100w%2F10gbps%2B10ft&amp;qid=1670652614&amp;sprefix=usb%2Btype%2Bc%2B3.1%2Bgen%2B2%2Bcable%2B100w%2F10gbps%2B10ft%2Caps%2C89&amp;sr=8-1&amp;th=1" xlink:type="simple">https://www.amazon.com/Fasgear-Delivery-Emarker-Compatible-Displays/dp/B08FY28Z8F/ref=sr_1_1?crid=S08VACFPUXJ2&amp;keywords=usb%2Btype%2Bc%2B3.1%2Bgen%2B2%2Bcable%2B100w%2F10gbps%2B10ft&amp;qid=1670652614&amp;sprefix=usb%2Btype%2Bc%2B3.1%2Bgen%2B2%2Bcable%2B100w%2F10gbps%2B10ft%2Caps%2C89&amp;sr=8-1&amp;th=1</text:a> 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8" office:value-type="string" calcext:value-type="string">
            <text:p>Heat-set N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eat-Set Inserts for Plastic, Brass, 1/4"-20 Thread Size, 0.312" Installed Length, 50 pack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9.39" calcext:value-type="currency">
            <text:p>$19.39</text:p>
          </table:table-cell>
          <table:table-cell table:style-name="ce28" table:formula="of:=[.G11]*[.F11]" office:value-type="currency" office:currency="USD" office:value="19.39" calcext:value-type="currency">
            <text:p>$19.39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459A370</text:p>
          </table:table-cell>
          <table:table-cell table:style-name="ce19" office:value-type="string" calcext:value-type="string">
            <text:p><text:a xlink:href="https://www.mcmaster.com/94459A370/" xlink:type="simple">https://www.mcmaster.com/94459A370/</text:a>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Wire Rack</text:p>
          </table:table-cell>
          <table:covered-table-cell table:style-name="ce8"/>
          <table:covered-table-cell table:number-columns-repeated="2"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Wire Rack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ISupply Wall Mount Electrical Wire Spool Rack Hold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69" calcext:value-type="currency">
            <text:p>$69.00</text:p>
          </table:table-cell>
          <table:table-cell table:style-name="ce28" table:formula="of:=[.G15]*[.F15]" office:value-type="currency" office:currency="USD" office:value="69" calcext:value-type="currency">
            <text:p>$69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BM22KVXP/ref=ox_sc_act_title_7?smid=A1UMBRA5ZTBCX8&amp;psc=1" xlink:type="simple">https://www.amazon.com/gp/product/B0BM22KVXP/ref=ox_sc_act_title_7?smid=A1UMBRA5ZTBCX8&amp;psc=1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Lighting</text:p>
          </table:table-cell>
          <table:covered-table-cell table:style-name="ce8"/>
          <table:covered-table-cell table:number-columns-repeated="2"/>
          <table:table-cell/>
          <table:table-cell table:style-name="ce28" table:number-columns-repeated="2"/>
          <table:table-cell table:number-columns-repeated="1014"/>
        </table:table-row>
        <table:table-row table:style-name="ro5">
          <table:table-cell table:number-columns-repeated="2"/>
          <table:table-cell table:style-name="ce8" office:value-type="string" calcext:value-type="string">
            <text:p>Main Ligh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ewer 2 Packs 660 LED Video Light with APP Control, Photography Video Lighting Kit with Light Stands, Dimmable 45W Bi-Color 3200K-5600K CRI 97+ with Diffuser/Barndoor/Bag for Studio YouTube Shooting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40" calcext:value-type="currency">
            <text:p>$140.00</text:p>
          </table:table-cell>
          <table:table-cell table:style-name="ce28" table:formula="of:=[.G19]*[.F19]" office:value-type="currency" office:currency="USD" office:value="140" calcext:value-type="currency">
            <text:p>$14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8216G3NB/ref=ox_sc_act_title_4?smid=A1PUA71SLQO986&amp;psc=1" xlink:type="simple">https://www.amazon.com/gp/product/B08216G3NB/ref=ox_sc_act_title_4?smid=A1PUA71SLQO986&amp;psc=1</text:a> 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8" office:value-type="string" calcext:value-type="string">
            <text:p>Small Light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ewer 2-Pack Video Conference Light Kit, 22W 3200K~5600K Dimmable LED Video Light with Remote Control, 50” Light Stand and Color Filt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52" calcext:value-type="currency">
            <text:p>$52.00</text:p>
          </table:table-cell>
          <table:table-cell table:style-name="ce28" table:formula="of:=[.G20]*[.F20]" office:value-type="currency" office:currency="USD" office:value="52" calcext:value-type="currency">
            <text:p>$52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8NX6HWDZ/ref=ox_sc_act_title_1?smid=A3EMB8PGWF3WLP&amp;psc=1" xlink:type="simple">https://www.amazon.com/gp/product/B08NX6HWDZ/ref=ox_sc_act_title_1?smid=A3EMB8PGWF3WLP&amp;psc=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Diffus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ewer 2 Packs LED Light Panel Softbox for 660/530/480 LED Light - Outer 16.3'' x 6.5'', Inner 9.8'' x 8.7'', Foldable Light Diffus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83" calcext:value-type="currency">
            <text:p>$83.00</text:p>
          </table:table-cell>
          <table:table-cell table:style-name="ce28" table:formula="of:=[.G21]*[.F21]" office:value-type="currency" office:currency="USD" office:value="83" calcext:value-type="currency">
            <text:p>$83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7TJWJ9YX/ref=ewc_pr_img_2?smid=A3D1N8C7CDOTVA&amp;th=1" xlink:type="simple">https://www.amazon.com/gp/product/B07TJWJ9YX/ref=ewc_pr_img_2?smid=A3D1N8C7CDOTVA&amp;th=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Super Clamp w magic ar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uper Clamp Camera Clamp Mount Monitor 360° Ballhead Magic Arm Double Ball Head Adapter with 1/4"-20 &amp; 3/8" 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16" calcext:value-type="currency">
            <text:p>$16.00</text:p>
          </table:table-cell>
          <table:table-cell table:style-name="ce28" table:formula="of:=[.G22]*[.F22]" office:value-type="currency" office:currency="USD" office:value="32" calcext:value-type="currency">
            <text:p>$32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9C882D4M/ref=ewc_pr_img_1?smid=A209UUQT8O7JCV&amp;th=1" xlink:type="simple">https://www.amazon.com/gp/product/B09C882D4M/ref=ewc_pr_img_1?smid=A209UUQT8O7JCV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Super Clamp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uper Clamp 1/4 and 3/8 Thread Clip 2 pack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4" calcext:value-type="currency">
            <text:p>$14.00</text:p>
          </table:table-cell>
          <table:table-cell table:style-name="ce28" table:formula="of:=[.G23]*[.F23]" office:value-type="currency" office:currency="USD" office:value="14" calcext:value-type="currency">
            <text:p>$14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Donuts-Super-Thread-Lights-Umbrellas/dp/B0948X973Z/ref=psdc_3347851_t2_B0062U2M4E" xlink:type="simple">https://www.amazon.com/Donuts-Super-Thread-Lights-Umbrellas/dp/B0948X973Z/ref=psdc_3347851_t2_B0062U2M4E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Studio Light Boom Ar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iFongsh 51"/130cm Adjustable Wall Mount Triangle Boom Arm with 9.8"/25cm Metal Flexible Tube Arm, Support 180° Rotation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70" calcext:value-type="currency">
            <text:p>$70.00</text:p>
          </table:table-cell>
          <table:table-cell table:style-name="ce28" table:formula="of:=[.G24]*[.F24]" office:value-type="currency" office:currency="USD" office:value="70" calcext:value-type="currency">
            <text:p>$7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9ZTM9JPH/ref=ewc_pr_img_1?smid=A24U5M6PGPFGJQ&amp;psc=1" xlink:type="simple">https://www.amazon.com/gp/product/B09ZTM9JPH/ref=ewc_pr_img_1?smid=A24U5M6PGPFGJQ&amp;psc=1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Controller</text:p>
          </table:table-cell>
          <table:covered-table-cell/>
          <table:covered-table-cell table:style-name="ce3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8" office:value-type="string" calcext:value-type="string">
            <text:p>Latching Push Button – 12m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6pcs Latching Push Button Switch 12V LED Blue Waterproof ON Off Maintained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6" calcext:value-type="currency">
            <text:p>$16.00</text:p>
          </table:table-cell>
          <table:table-cell table:style-name="ce28" table:formula="of:=[.G28]*[.F28]" office:value-type="currency" office:currency="USD" office:value="16" calcext:value-type="currency">
            <text:p>$16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DaierTek-Latching-Button-Waterproof-Maintained/dp/B08P4HKCVX/ref=sr_1_1?crid=VKWCLPQ8WKEG&amp;keywords=push+toggle+bottom&amp;qid=1670273666&amp;sprefix=push+toggle+bottom%2Caps%2C95&amp;sr=8-1" xlink:type="simple">https://www.amazon.com/DaierTek-Latching-Button-Waterproof-Maintained/dp/B08P4HKCVX/ref=sr_1_1?crid=VKWCLPQ8WKEG&amp;keywords=push+toggle+bottom&amp;qid=1670273666&amp;sprefix=push+toggle+bottom%2Caps%2C95&amp;sr=8-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Momentary Push Button – 12mm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2 Volt Momentary Push Button Switch Waterproof Blue LED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1" calcext:value-type="currency">
            <text:p>$21.00</text:p>
          </table:table-cell>
          <table:table-cell table:style-name="ce28" table:formula="of:=[.G29]*[.F29]" office:value-type="currency" office:currency="USD" office:value="21" calcext:value-type="currency">
            <text:p>$21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Momentary-Push-Button-Switch-Illuminated/dp/B08RS9QP7W/ref=sr_1_6?crid=11T2Z9J7EHEJW&amp;keywords=12v+momentary+push+button+daiertek&amp;qid=1670273574&amp;sprefix=12v+momentary+push+botton+daiertek%2Caps%2C83&amp;sr=8-6" xlink:type="simple">https://www.amazon.com/Momentary-Push-Button-Switch-Illuminated/dp/B08RS9QP7W/ref=sr_1_6?crid=11T2Z9J7EHEJW&amp;keywords=12v+momentary+push+button+daiertek&amp;qid=1670273574&amp;sprefix=12v+momentary+push+botton+daiertek%2Caps%2C83&amp;sr=8-6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Cable Trey</text:p>
          </table:table-cell>
          <table:table-cell office:value-type="string" calcext:value-type="string">
            <text:p>Buy</text:p>
          </table:table-cell>
          <table:table-cell table:style-name="ce26" office:value-type="string" calcext:value-type="string">
            <text:p>Under Desk Cable Management Tray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1" calcext:value-type="currency">
            <text:p>$21.00</text:p>
          </table:table-cell>
          <table:table-cell table:style-name="ce28" table:formula="of:=[.G30]*[.F30]" office:value-type="currency" office:currency="USD" office:value="21" calcext:value-type="currency">
            <text:p>$21.00</text:p>
          </table:table-cell>
          <table:table-cell office:value-type="string" calcext:value-type="string">
            <text:p>Amazon</text:p>
          </table:table-cell>
          <table:table-cell table:style-name="ce32"/>
          <table:table-cell office:value-type="string" calcext:value-type="string">
            <text:p><text:a xlink:href="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" xlink:type="simple">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Cable Cov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able Management 96'' J Channel-6 Pack Cord Cov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9" calcext:value-type="currency">
            <text:p>$19.00</text:p>
          </table:table-cell>
          <table:table-cell table:style-name="ce28" table:formula="of:=[.G31]*[.F31]" office:value-type="currency" office:currency="USD" office:value="19" calcext:value-type="currency">
            <text:p>$19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EVEO-J-Channel-Cable-Raceway/dp/B08DG2LY5B/ref=sr_1_8?keywords=cable%2Btray%2Bunder%2Bdesk&amp;qid=1670097973&amp;sprefix=cable%2Btra%2Caps%2C121&amp;sr=8-8&amp;th=1" xlink:type="simple">https://www.amazon.com/EVEO-J-Channel-Cable-Raceway/dp/B08DG2LY5B/ref=sr_1_8?keywords=cable%2Btray%2Bunder%2Bdesk&amp;qid=1670097973&amp;sprefix=cable%2Btra%2Caps%2C121&amp;sr=8-8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Chain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Stainless Steel Chain, Lsqurel (1/8in-13ft)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7" calcext:value-type="currency">
            <text:p>$17.00</text:p>
          </table:table-cell>
          <table:table-cell table:style-name="ce28" table:formula="of:=[.G32]*[.F32]" office:value-type="currency" office:currency="USD" office:value="17" calcext:value-type="currency">
            <text:p>$17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Stainless-Lsqurel-Utility-Outdoor-8in-6-5ft/dp/B085G2N3V1/ref=sr_1_16?crid=7S3S6MHB68AX&amp;keywords=chain&amp;qid=1670453124&amp;s=industrial&amp;sprefix=chain%2Cindustrial%2C111&amp;sr=1-16&amp;th=1" xlink:type="simple">https://www.amazon.com/Stainless-Lsqurel-Utility-Outdoor-8in-6-5ft/dp/B085G2N3V1/ref=sr_1_16?crid=7S3S6MHB68AX&amp;keywords=chain&amp;qid=1670453124&amp;s=industrial&amp;sprefix=chain%2Cindustrial%2C111&amp;sr=1-16&amp;th=1</text:a>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8" office:value-type="string" calcext:value-type="string">
            <text:p>Push Button Box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lectrical Project Enclosure Durable DIY Electronic Project Box Grey 9.84 x 3.15 x 2.76 inch (250 x 80 x 70 mm) 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4" calcext:value-type="currency">
            <text:p>$14.00</text:p>
          </table:table-cell>
          <table:table-cell table:style-name="ce28" table:formula="of:=[.G33]*[.F33]" office:value-type="currency" office:currency="USD" office:value="14" calcext:value-type="currency">
            <text:p>$14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Zulkit-Dustproof-Waterproof-Electrical-Electronic/dp/B08MYVR5TF/ref=sr_1_45?content-id=amzn1.sym.a8c0feb0-2496-4743-ac95-aca14c8a7982&amp;keywords=button%2Benclosure&amp;pd_rd_r=98ebc786-bd79-4820-89ad-258bf767e9d1&amp;pd_rd_w=QMxMb&amp;pd_rd_wg=ZIbmO&amp;pf_rd_p=a8c0feb0-2496-4743-ac95-aca14c8a7982&amp;pf_rd_r=9NNP4FJ9TGWTFRBY7TGA&amp;qid=1670454683&amp;sr=8-45&amp;th=1" xlink:type="simple">https://www.amazon.com/Zulkit-Dustproof-Waterproof-Electrical-Electronic/dp/B08MYVR5TF/ref=sr_1_45?content-id=amzn1.sym.a8c0feb0-2496-4743-ac95-aca14c8a7982&amp;keywords=button%2Benclosure&amp;pd_rd_r=98ebc786-bd79-4820-89ad-258bf767e9d1&amp;pd_rd_w=QMxMb&amp;pd_rd_wg=ZIbmO&amp;pf_rd_p=a8c0feb0-2496-4743-ac95-aca14c8a7982&amp;pf_rd_r=9NNP4FJ9TGWTFRBY7TGA&amp;qid=1670454683&amp;sr=8-45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34]*[.F3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Fabric – Samples</text:p>
          </table:table-cell>
          <table:covered-table-cell table:style-name="ce8"/>
          <table:covered-table-cell table:style-name="ce3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Pongee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36]*[.F36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PON1127</text:p>
          </table:table-cell>
          <table:table-cell office:value-type="string" calcext:value-type="string">
            <text:p><text:a xlink:href="https://www.onlinefabricstore.com/black-pongee-fabric-.htm" xlink:type="simple">https://www.onlinefabricstore.com/black-pongee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Panne Velvet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37]*[.F37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PVEL1127</text:p>
          </table:table-cell>
          <table:table-cell office:value-type="string" calcext:value-type="string">
            <text:p><text:a xlink:href="https://www.onlinefabricstore.com/black-panne-velvet-fabric-.htm" xlink:type="simple">https://www.onlinefabricstore.com/black-panne-velvet-fabric-.htm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3.8 Oz Black Woven Poly Spandex Fabric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38]*[.F38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OFS-105</text:p>
          </table:table-cell>
          <table:table-cell office:value-type="string" calcext:value-type="string">
            <text:p><text:a xlink:href="https://www.onlinefabricstore.com/3-8-oz-black-woven-poly-spandex-fabric-.htm" xlink:type="simple">https://www.onlinefabricstore.com/3-8-oz-black-woven-poly-spandex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ITY Knit Stretch Jersey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39]*[.F39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ITYBLA</text:p>
          </table:table-cell>
          <table:table-cell office:value-type="string" calcext:value-type="string">
            <text:p><text:a xlink:href="https://www.onlinefabricstore.com/black-ity-knit-stretch-jersey-fabric-.htm" xlink:type="simple">https://www.onlinefabricstore.com/black-ity-knit-stretch-jersey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Jefferson Linen Black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40]*[.F40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JEFBLA</text:p>
          </table:table-cell>
          <table:table-cell office:value-type="string" calcext:value-type="string">
            <text:p><text:a xlink:href="https://www.onlinefabricstore.com/covington-jefferson-linen-black-fabric-.htm" xlink:type="simple">https://www.onlinefabricstore.com/covington-jefferson-linen-black-fabric-.htm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1]*[.F4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2]*[.F42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3]*[.F4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4]*[.F4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5]*[.F45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6]*[.F4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28"/>
          <table:table-cell table:style-name="ce28" table:formula="of:=[.G47]*[.F47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18"/>
          <table:table-cell table:style-name="ce21"/>
          <table:table-cell table:style-name="ce18" office:value-type="string" calcext:value-type="string">
            <text:p><text:s text:c="2"/></text:p>
          </table:table-cell>
          <table:table-cell table:style-name="ce21"/>
          <table:table-cell table:style-name="ce27"/>
          <table:table-cell table:style-name="ce27" office:value-type="string" calcext:value-type="string">
            <text:p>Total</text:p>
          </table:table-cell>
          <table:table-cell table:style-name="ce12" table:formula="of:=SUM([.H7:.H47])" office:value-type="currency" office:currency="USD" office:value="804.39" calcext:value-type="currency">
            <text:p>$804.39</text:p>
          </table:table-cell>
          <table:table-cell table:style-name="ce21"/>
          <table:table-cell table:style-name="ce31"/>
          <table:table-cell table:style-name="ce27"/>
          <table:table-cell table:number-columns-repeated="1011"/>
        </table:table-row>
        <table:table-row table:style-name="ro1" table:number-rows-repeated="104852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6:54:23.035564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26:12.110270450</meta:creation-date>
    <dc:date>2022-12-15T16:58:12.710671846</dc:date>
    <meta:editing-duration>PT19H57M59S</meta:editing-duration>
    <meta:editing-cycles>9</meta:editing-cycles>
    <meta:generator>LibreOffice/6.4.7.2$Linux_X86_64 LibreOffice_project/40$Build-2</meta:generator>
    <meta:document-statistic meta:table-count="1" meta:cell-count="216" meta:object-count="0"/>
  </office:meta>
</office:document-meta>
</file>